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 Fritz Haber</text:p>
      <text:p text:style-name="P1"/>
      <text:p text:style-name="P1">im Rahmen von „Sleeping with the enemy – Vorkriegsstimmung 1914“, Thalia Theater Hamburg</text:p>
      <text:p text:style-name="P1"/>
      <text:p text:style-name="P1">Spiel: Benjamin-Lew Klon</text:p>
      <text:p text:style-name="P1">Regie: Anja Kerschkewicz</text:p>
      <text:p text:style-name="P1">Sounddesign: Ole Willenberg</text:p>
      <text:p text:style-name="P1">Dramaturgie: Philip Baumgarte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17:41</dc:date>
    <meta:editing-duration>PT5M8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6" meta:word-count="28" meta:character-count="210"/>
  </office:meta>
</office:document-meta>
</file>